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ies 5 ans</text:p>
          </table:table-cell>
        </table:table-row>
        <table:table-row table:style-name="ro1">
          <table:table-cell table:formula="of:=[.A1]-((1/2)*([.A1])^2)+((1/3)*([.A1])^3)-((1/4)*([.A1])^4)+((1/5)*([.A1])^5)" office:value-type="float" office:value="0.182330666666667" calcext:value-type="float">
            <text:p>0.182330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21:01:49.713936374</meta:creation-date>
    <dc:date>2021-02-05T21:16:59.679317560</dc:date>
    <meta:editing-duration>PT5M9S</meta:editing-duration>
    <meta:editing-cycles>1</meta:editing-cycles>
    <meta:document-statistic meta:table-count="1" meta:cell-count="3" meta:object-count="0"/>
    <meta:generator>LibreOffice/6.4.6.2$Linux_X86_64 LibreOffice_project/40$Build-2</meta:generator>
  </office:meta>
</office:document-meta>
</file>